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eeeee" draw:textarea-horizontal-align="justify" draw:textarea-vertical-align="middle" draw:auto-grow-height="false" fo:min-height="1.515cm" fo:min-width="2.719cm"/>
      <style:paragraph-properties style:writing-mode="lr-tb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1.515cm" fo:min-width="3.895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6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6" style:family="graphic" style:parent-style-name="standard">
      <style:graphic-properties draw:fill-color="#ffdbb6" draw:textarea-horizontal-align="justify" draw:textarea-vertical-align="middle" draw:auto-grow-height="false" fo:min-height="1.02cm" fo:min-width="1.7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5pt" fo:font-weight="bold"/>
    </style:style>
    <style:style style:name="P5" style:family="paragraph">
      <loext:graphic-properties draw:fill="none" draw:fill-color="#ffffff"/>
      <style:text-properties fo:font-size="15pt" fo:font-weight="bold"/>
    </style:style>
    <style:style style:name="P6" style:family="paragraph">
      <style:text-properties fo:font-size="15pt" fo:font-weight="normal" style:font-weight-asian="normal" style:font-weight-complex="normal"/>
    </style:style>
    <style:style style:name="P7" style:family="paragraph">
      <loext:graphic-properties draw:fill="none" draw:fill-color="#ffffff"/>
      <style:text-properties fo:font-size="15pt" fo:font-weight="normal" style:font-weight-asian="normal" style:font-weight-complex="normal"/>
    </style:style>
    <style:style style:name="P8" style:family="paragraph">
      <style:paragraph-properties fo:text-align="center"/>
      <style:text-properties fo:font-size="10pt"/>
    </style:style>
    <style:style style:name="P9" style:family="paragraph">
      <loext:graphic-properties draw:fill-color="#ffdbb6"/>
      <style:paragraph-properties fo:text-align="center"/>
      <style:text-properties fo:font-size="10pt"/>
    </style:style>
    <style:style style:name="P10" style:family="paragraph">
      <loext:graphic-properties draw:fill="none" draw:fill-color="#ffffff"/>
      <style:text-properties fo:font-size="13pt" style:font-size-asian="13pt" style:font-size-complex="13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="none" draw:fill-color="#ffffff"/>
    </style:style>
    <style:style style:name="P13" style:family="paragraph">
      <style:text-properties fo:font-weight="bold"/>
    </style:style>
    <style:style style:name="P14" style:family="paragraph">
      <loext:graphic-properties draw:fill="none" draw:fill-color="#ffffff"/>
      <style:text-properties fo:font-weight="bold"/>
    </style:style>
    <style:style style:name="P15" style:family="paragraph">
      <loext:graphic-properties draw:fill-color="#fffff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3" draw:id="id3" draw:layer="layout" svg:width="3.475cm" svg:height="1.905cm" svg:x="4.145cm" svg:y="1.905cm">
          <text:p text:style-name="P1">Utenti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1" draw:id="id1" draw:layer="layout" svg:width="3.475cm" svg:height="1.905cm" svg:x="19.05cm" svg:y="8.89cm">
          <text:p text:style-name="P1">Sentieri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xml:id="id6" draw:id="id6" draw:layer="layout" svg:width="4.745cm" svg:height="1.905cm" svg:x="4.445cm" svg:y="10.795cm">
          <text:p text:style-name="P1">Escursioni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3" draw:text-style-name="P3" draw:layer="layout" svg:x1="3.063cm" svg:y1="2.338cm" svg:x2="4.333cm" svg:y2="2.338cm">
          <text:p/>
        </draw:line>
        <draw:frame draw:style-name="gr4" draw:text-style-name="P5" draw:layer="layout" svg:width="3.81cm" svg:height="2.015cm" svg:x="0cm" svg:y="1.27cm">
          <draw:text-box>
            <text:p text:style-name="P4">Username</text:p>
            <text:p text:style-name="P4"><text:span text:style-name="T1">pa</text:span><text:span text:style-name="T1">ss</text:span><text:span text:style-name="T1">wo</text:span><text:span text:style-name="T1">rd</text:span></text:p>
          </draw:text-box>
        </draw:frame>
        <draw:line draw:style-name="gr3" draw:text-style-name="P3" draw:layer="layout" svg:x1="22.363cm" svg:y1="9.338cm" svg:x2="23.633cm" svg:y2="9.338cm">
          <text:p/>
        </draw:line>
        <draw:frame draw:style-name="gr5" draw:text-style-name="P7" draw:layer="layout" svg:width="3.04cm" svg:height="3.779cm" svg:x="23.525cm" svg:y="8.932cm">
          <draw:text-box>
            <text:p text:style-name="P6"><text:span text:style-name="T2">Sigla</text:span></text:p>
            <text:p text:style-name="P6"><text:span text:style-name="T1">Nome</text:span></text:p>
            <text:p text:style-name="P6"><text:span text:style-name="T1">Lungheza</text:span></text:p>
            <text:p text:style-name="P6"><text:span text:style-name="T1">Dislivello</text:span></text:p>
            <text:p text:style-name="P6"><text:span text:style-name="T1">Difficoltà</text:span></text:p>
            <text:p text:style-name="P6"><text:span text:style-name="T1"/></text:p>
          </draw:text-box>
        </draw:frame>
        <draw:custom-shape draw:style-name="gr2" draw:text-style-name="P2" xml:id="id8" draw:id="id8" draw:layer="layout" svg:width="4.745cm" svg:height="1.905cm" svg:x="18.415cm" svg:y="0.635cm">
          <text:p text:style-name="P1">Parc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9" xml:id="id2" draw:id="id2" draw:layer="layout" svg:width="4.445cm" svg:height="2.54cm" svg:x="19.05cm" svg:y="5.08cm">
          <text:p text:style-name="P8">Si trova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3" draw:text-style-name="P3" draw:layer="layout" draw:type="line" svg:x1="20.788cm" svg:y1="8.89cm" svg:x2="21.273cm" svg:y2="7.62cm" draw:start-shape="id1" draw:start-glue-point="4" draw:end-shape="id2" draw:end-glue-point="6" svg:d="M20788 8890l485-1270" svg:viewBox="0 0 486 1271">
          <text:p/>
        </draw:connector>
        <draw:custom-shape draw:style-name="gr6" draw:text-style-name="P9" xml:id="id4" draw:id="id4" draw:layer="layout" svg:width="4.445cm" svg:height="2.54cm" svg:x="11.43cm" svg:y="3.175cm">
          <text:p text:style-name="P8">Carica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3" draw:text-style-name="P3" draw:layer="layout" draw:type="line" svg:x1="7.62cm" svg:y1="2.858cm" svg:x2="11.43cm" svg:y2="4.445cm" draw:start-shape="id3" draw:start-glue-point="7" draw:end-shape="id4" draw:end-glue-point="5" svg:d="M7620 2858l3810 1587" svg:viewBox="0 0 3811 1588">
          <text:p/>
        </draw:connector>
        <draw:connector draw:style-name="gr3" draw:text-style-name="P3" draw:layer="layout" draw:type="line" svg:x1="15.875cm" svg:y1="4.445cm" svg:x2="19.05cm" svg:y2="9.843cm" draw:start-shape="id4" draw:start-glue-point="7" draw:end-shape="id1" draw:end-glue-point="5" svg:d="M15875 4445l3175 5398" svg:viewBox="0 0 3176 5399">
          <text:p/>
        </draw:connector>
        <draw:frame draw:style-name="gr7" draw:text-style-name="P10" draw:layer="layout" svg:width="1.27cm" svg:height="0.763cm" svg:x="17.145cm" svg:y="7.492cm">
          <draw:text-box>
            <text:p><text:span text:style-name="T3">1,1</text:span></text:p>
          </draw:text-box>
        </draw:frame>
        <draw:custom-shape draw:style-name="gr6" draw:text-style-name="P9" xml:id="id7" draw:id="id7" draw:layer="layout" svg:width="4.445cm" svg:height="2.54cm" svg:x="1.27cm" svg:y="5.715cm">
          <text:p text:style-name="P8">Partecipa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6" draw:text-style-name="P9" xml:id="id5" draw:id="id5" draw:layer="layout" svg:width="4.445cm" svg:height="2.54cm" svg:x="6.35cm" svg:y="5.715cm">
          <text:p text:style-name="P8">Organizza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3" draw:text-style-name="P3" draw:layer="layout" draw:type="line" svg:x1="5.883cm" svg:y1="3.81cm" svg:x2="8.573cm" svg:y2="5.715cm" draw:start-shape="id3" draw:start-glue-point="6" draw:end-shape="id5" draw:end-glue-point="4" svg:d="M5883 3810l2690 1905" svg:viewBox="0 0 2691 1906">
          <text:p/>
        </draw:connector>
        <draw:connector draw:style-name="gr8" draw:text-style-name="P1" draw:layer="layout" svg:x1="8.573cm" svg:y1="8.255cm" svg:x2="6.818cm" svg:y2="10.795cm" draw:start-shape="id5" draw:start-glue-point="6" draw:end-shape="id6" draw:end-glue-point="4" svg:d="M8573 8255v1270h-1755v1270" svg:viewBox="0 0 1756 2541">
          <text:p/>
        </draw:connector>
        <draw:connector draw:style-name="gr3" draw:text-style-name="P3" draw:layer="layout" draw:type="lines" svg:x1="5.883cm" svg:y1="3.81cm" svg:x2="3.493cm" svg:y2="5.715cm" draw:start-shape="id3" draw:start-glue-point="6" draw:end-shape="id7" draw:end-glue-point="4" svg:d="M5883 3810v501l-2390 903v501" svg:viewBox="0 0 2391 1906">
          <text:p/>
        </draw:connector>
        <draw:line draw:style-name="gr3" draw:text-style-name="P3" draw:layer="layout" svg:x1="3.063cm" svg:y1="2.338cm" svg:x2="4.333cm" svg:y2="2.338cm">
          <text:p/>
        </draw:line>
        <draw:line draw:style-name="gr3" draw:text-style-name="P3" draw:layer="layout" svg:x1="19.05cm" svg:y1="8.255cm" svg:x2="22.86cm" svg:y2="8.255cm">
          <text:p/>
        </draw:line>
        <draw:line draw:style-name="gr3" draw:text-style-name="P3" draw:layer="layout" svg:x1="22.86cm" svg:y1="8.255cm" svg:x2="22.86cm" svg:y2="10.16cm">
          <text:p/>
        </draw:line>
        <draw:frame draw:style-name="gr7" draw:text-style-name="P10" draw:layer="layout" svg:width="1.27cm" svg:height="0.763cm" svg:x="6.818cm" svg:y="10.032cm">
          <draw:text-box>
            <text:p><text:span text:style-name="T3">1,1</text:span></text:p>
          </draw:text-box>
        </draw:frame>
        <draw:connector draw:style-name="gr3" draw:text-style-name="P3" draw:layer="layout" draw:type="line" svg:x1="3.493cm" svg:y1="8.255cm" svg:x2="6.818cm" svg:y2="10.795cm" draw:start-shape="id7" draw:start-glue-point="6" draw:end-shape="id6" draw:end-glue-point="4" svg:d="M3493 8255l3325 2540" svg:viewBox="0 0 3326 2541">
          <text:p/>
        </draw:connector>
        <draw:connector draw:style-name="gr8" draw:text-style-name="P1" draw:layer="layout" svg:x1="20.788cm" svg:y1="2.54cm" svg:x2="21.273cm" svg:y2="5.08cm" draw:start-shape="id8" draw:start-glue-point="6" draw:end-shape="id2" draw:end-glue-point="4" svg:d="M20788 2540v1270h485v1270" svg:viewBox="0 0 486 2541">
          <text:p/>
        </draw:connector>
        <draw:frame draw:style-name="gr9" draw:text-style-name="P11" draw:layer="layout" svg:width="1.905cm" svg:height="1.27cm" svg:x="19.685cm" svg:y="8.255cm">
          <draw:text-box>
            <text:p><text:span text:style-name="T4">0,1</text:span></text:p>
          </draw:text-box>
        </draw:frame>
        <draw:frame draw:style-name="gr10" draw:text-style-name="P12" draw:layer="layout" svg:width="1.905cm" svg:height="1.038cm" svg:x="9.525cm" svg:y="12.297cm">
          <draw:text-box>
            <text:p>data</text:p>
          </draw:text-box>
        </draw:frame>
        <draw:frame draw:style-name="gr10" draw:text-style-name="P14" draw:layer="layout" svg:width="2.54cm" svg:height="1.038cm" svg:x="15.875cm" svg:y="0.867cm">
          <draw:text-box>
            <text:p text:style-name="P13">nome</text:p>
          </draw:text-box>
        </draw:frame>
        <draw:custom-shape draw:style-name="gr6" draw:text-style-name="P9" xml:id="id9" draw:id="id9" draw:layer="layout" svg:width="4.445cm" svg:height="2.54cm" svg:x="12.065cm" svg:y="10.16cm">
          <text:p text:style-name="P8">dove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8" draw:text-style-name="P1" draw:layer="layout" svg:x1="9.19cm" svg:y1="11.748cm" svg:x2="12.065cm" svg:y2="11.43cm" draw:start-shape="id6" draw:start-glue-point="7" draw:end-shape="id9" draw:end-glue-point="5" svg:d="M9190 11748h1437v-318h1438" svg:viewBox="0 0 2876 319">
          <text:p/>
        </draw:connector>
        <draw:connector draw:style-name="gr8" draw:text-style-name="P1" draw:layer="layout" svg:x1="16.51cm" svg:y1="11.43cm" svg:x2="19.05cm" svg:y2="9.843cm" draw:start-shape="id9" draw:start-glue-point="7" draw:end-shape="id1" draw:end-glue-point="5" svg:d="M16510 11430h1270v-1587h1270" svg:viewBox="0 0 2541 1588">
          <text:p/>
        </draw:connector>
        <draw:line draw:style-name="gr3" draw:text-style-name="P3" draw:layer="layout" svg:x1="9.525cm" svg:y1="10.795cm" svg:x2="9.525cm" svg:y2="13.97cm">
          <text:p/>
        </draw:line>
        <draw:line draw:style-name="gr3" draw:text-style-name="P3" draw:layer="layout" svg:x1="9.525cm" svg:y1="10.795cm" svg:x2="8.89cm" svg:y2="10.795cm">
          <text:p/>
        </draw:line>
        <draw:line draw:style-name="gr3" draw:text-style-name="P3" draw:layer="layout" svg:x1="8.89cm" svg:y1="12.065cm" svg:x2="10.16cm" svg:y2="12.065cm">
          <text:p/>
        </draw:lin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4T20:34:10.582126746</meta:creation-date>
    <dc:date>2022-04-24T22:33:50.870886076</dc:date>
    <meta:editing-duration>PT1H18M47S</meta:editing-duration>
    <meta:editing-cycles>4</meta:editing-cycles>
    <meta:generator>LibreOffice/7.2.6.2$Linux_X86_64 LibreOffice_project/20$Build-2</meta:generator>
    <meta:document-statistic meta:object-count="57"/>
  </office:meta>
</office:document-meta>
</file>